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00000000F0000000FCEDA7C5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989cm"/>
    </style:style>
    <style:style style:name="gr3" style:family="graphic" style:parent-style-name="standard">
      <style:graphic-properties draw:stroke="none" draw:fill="none" fo:min-height="2.468cm"/>
    </style:style>
    <style:style style:name="pr1" style:family="presentation" style:parent-style-name="TutorialOverview-title">
      <style:graphic-properties draw:fill-color="#ffffff" draw:auto-grow-height="true" fo:min-height="3.502cm"/>
    </style:style>
    <style:style style:name="pr2" style:family="presentation" style:parent-style-name="TutorialOverview-outline1">
      <style:graphic-properties draw:fill-color="#ffffff" draw:auto-grow-height="true" fo:min-height="12.602cm"/>
    </style:style>
    <style:style style:name="pr3" style:family="presentation" style:parent-style-name="TutorialOverview-notes" style:list-style-name="L6">
      <style:graphic-properties draw:fill-color="#ffffff" draw:auto-grow-height="true" fo:min-height="12.571cm"/>
    </style:style>
    <style:style style:name="pr4" style:family="presentation" style:parent-style-name="TutorialOverview-outline1" style:list-style-name="L7">
      <style:graphic-properties draw:fill-color="#ffffff" fo:min-height="13.609cm"/>
    </style:style>
    <style:style style:name="pr5" style:family="presentation" style:parent-style-name="TutorialOverview-notes" style:list-style-name="L6">
      <style:graphic-properties draw:fill-color="#ffffff" draw:auto-grow-height="true" fo:min-height="12.571cm"/>
    </style:style>
    <style:style style:name="pr6" style:family="presentation" style:parent-style-name="TutorialOverview-outline1" style:list-style-name="L7">
      <style:graphic-properties draw:fill-color="#ffffff" fo:min-height="13.609cm"/>
    </style:style>
    <style:style style:name="pr7" style:family="presentation" style:parent-style-name="TutorialOverview-notes" style:list-style-name="L6">
      <style:graphic-properties draw:fill-color="#ffffff" draw:auto-grow-height="true" fo:min-height="12.571cm"/>
    </style:style>
    <style:style style:name="pr8" style:family="presentation" style:parent-style-name="TutorialOverview-outline1" style:list-style-name="L7">
      <style:graphic-properties draw:fill-color="#ffffff" fo:min-height="13.609cm"/>
    </style:style>
    <style:style style:name="pr9" style:family="presentation" style:parent-style-name="TutorialOverview-notes" style:list-style-name="L6">
      <style:graphic-properties draw:fill-color="#ffffff" draw:auto-grow-height="true" fo:min-height="12.571cm"/>
    </style:style>
    <style:style style:name="pr10" style:family="presentation" style:parent-style-name="TutorialOverview-outline1" style:list-style-name="L7">
      <style:graphic-properties draw:fill-color="#ffffff" fo:min-height="13.609cm"/>
    </style:style>
    <style:style style:name="pr11" style:family="presentation" style:parent-style-name="TutorialOverview-notes" style:list-style-name="L6">
      <style:graphic-properties draw:fill-color="#ffffff" draw:auto-grow-height="true" fo:min-height="12.571cm"/>
    </style:style>
    <style:style style:name="pr12" style:family="presentation" style:parent-style-name="TutorialOverview-outline1" style:list-style-name="L7">
      <style:graphic-properties draw:fill-color="#ffffff" fo:min-height="13.609cm"/>
    </style:style>
    <style:style style:name="pr13" style:family="presentation" style:parent-style-name="TutorialOverview-notes" style:list-style-name="L6">
      <style:graphic-properties draw:fill-color="#ffffff" draw:auto-grow-height="true" fo:min-height="12.571cm"/>
    </style:style>
    <style:style style:name="pr14" style:family="presentation" style:parent-style-name="TutorialOverview-outline1" style:list-style-name="L4">
      <style:graphic-properties draw:fill-color="#ffffff" fo:min-height="15.24cm"/>
    </style:style>
    <style:style style:name="pr15" style:family="presentation" style:parent-style-name="TutorialOverview-notes" style:list-style-name="L6">
      <style:graphic-properties draw:fill-color="#ffffff" draw:auto-grow-height="true" fo:min-height="12.571cm"/>
    </style:style>
    <style:style style:name="pr16" style:family="presentation" style:parent-style-name="TutorialOverview-outline1" style:list-style-name="L4">
      <style:graphic-properties draw:fill-color="#ffffff" fo:min-height="15.24cm"/>
    </style:style>
    <style:style style:name="pr17" style:family="presentation" style:parent-style-name="TutorialOverview-notes" style:list-style-name="L6">
      <style:graphic-properties draw:fill-color="#ffffff" draw:auto-grow-height="true" fo:min-height="12.571cm"/>
    </style:style>
    <style:style style:name="pr18" style:family="presentation" style:parent-style-name="TutorialOverview-outline1" style:list-style-name="L4">
      <style:graphic-properties draw:fill-color="#ffffff" fo:min-height="15.24cm"/>
    </style:style>
    <style:style style:name="pr19" style:family="presentation" style:parent-style-name="TutorialOverview-notes" style:list-style-name="L6">
      <style:graphic-properties draw:fill-color="#ffffff" draw:auto-grow-height="true" fo:min-height="12.571cm"/>
    </style:style>
    <style:style style:name="pr20" style:family="presentation" style:parent-style-name="TutorialOverview-outline1" style:list-style-name="L4">
      <style:graphic-properties draw:fill-color="#ffffff" fo:min-height="15.875cm"/>
    </style:style>
    <style:style style:name="pr21" style:family="presentation" style:parent-style-name="TutorialOverview-notes" style:list-style-name="L6">
      <style:graphic-properties draw:fill-color="#ffffff" draw:auto-grow-height="true" fo:min-height="12.571cm"/>
    </style:style>
    <style:style style:name="pr22" style:family="presentation" style:parent-style-name="TutorialOverview-outline1" style:list-style-name="L4">
      <style:graphic-properties draw:fill-color="#ffffff" fo:min-height="15.875cm"/>
    </style:style>
    <style:style style:name="pr23" style:family="presentation" style:parent-style-name="TutorialOverview-notes" style:list-style-name="L6">
      <style:graphic-properties draw:fill-color="#ffffff" draw:auto-grow-height="true" fo:min-height="12.571cm"/>
    </style:style>
    <style:style style:name="pr24" style:family="presentation" style:parent-style-name="TutorialOverview-outline1" style:list-style-name="L4">
      <style:graphic-properties draw:fill-color="#ffffff" fo:min-height="14.605cm"/>
    </style:style>
    <style:style style:name="pr25" style:family="presentation" style:parent-style-name="TutorialOverview-notes" style:list-style-name="L6">
      <style:graphic-properties draw:fill-color="#ffffff" draw:auto-grow-height="true" fo:min-height="12.571cm"/>
    </style:style>
    <style:style style:name="pr26" style:family="presentation" style:parent-style-name="TutorialOverview-outline1" style:list-style-name="L4">
      <style:graphic-properties draw:fill-color="#ffffff" fo:min-height="16.51cm"/>
    </style:style>
    <style:style style:name="pr27" style:family="presentation" style:parent-style-name="TutorialOverview-notes" style:list-style-name="L6">
      <style:graphic-properties draw:fill-color="#ffffff" draw:auto-grow-height="true" fo:min-height="12.571cm"/>
    </style:style>
    <style:style style:name="pr28" style:family="presentation" style:parent-style-name="TutorialOverview-outline1" style:list-style-name="L4">
      <style:graphic-properties draw:fill-color="#ffffff" fo:min-height="16.51cm"/>
    </style:style>
    <style:style style:name="pr29" style:family="presentation" style:parent-style-name="TutorialOverview-notes" style:list-style-name="L6">
      <style:graphic-properties draw:fill-color="#ffffff" draw:auto-grow-height="true" fo:min-height="12.571cm"/>
    </style:style>
    <style:style style:name="pr30" style:family="presentation" style:parent-style-name="TutorialOverview-outline1" style:list-style-name="L4">
      <style:graphic-properties draw:fill-color="#ffffff" fo:min-height="15.373cm"/>
    </style:style>
    <style:style style:name="pr31" style:family="presentation" style:parent-style-name="TutorialOverview-notes" style:list-style-name="L6">
      <style:graphic-properties draw:fill-color="#ffffff" draw:auto-grow-height="true" fo:min-height="12.57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>
        <style:tab-stops/>
      </style:paragraph-properties>
    </style:style>
    <style:style style:name="P3" style:family="paragraph">
      <style:paragraph-properties fo:margin-left="0.952cm" fo:margin-right="0cm" fo:text-indent="-0.952cm">
        <style:tab-stops/>
      </style:paragraph-properties>
      <style:text-properties fo:font-size="24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'Courier 10 Pitch'" style:font-pitch="fixed" fo:font-size="22pt" style:font-size-asian="22pt" style:font-size-complex="22pt"/>
    </style:style>
    <style:style style:name="P6" style:family="paragraph">
      <style:paragraph-properties fo:margin-left="1.016cm" fo:margin-right="0cm" fo:text-indent="-0.508cm"/>
      <style:text-properties fo:font-family="'Courier 10 Pitch'" style:font-pitch="fixed" fo:font-size="22pt" style:font-size-asian="22pt" style:font-size-complex="2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9" style:family="paragraph">
      <style:paragraph-properties fo:margin-left="0cm" fo:margin-right="0cm" fo:text-align="start" text:enable-numbering="false" fo:text-indent="0cm"/>
    </style:style>
    <style:style style:name="P10" style:family="paragraph">
      <style:paragraph-properties fo:margin-left="1.016cm" fo:margin-right="0cm" text:enable-numbering="false" fo:text-indent="-0.508cm"/>
      <style:text-properties fo:font-family="'Courier 10 Pitch'" style:font-pitch="fixed" fo:font-size="24pt" style:font-size-asian="24pt" style:font-size-complex="24pt"/>
    </style:style>
    <style:style style:name="P11" style:family="paragraph">
      <style:paragraph-properties fo:margin-left="0cm" fo:margin-right="0cm" fo:text-align="start" text:enable-numbering="false" fo:text-indent="0cm"/>
      <style:text-properties fo:font-size="22pt" style:font-size-asian="22pt" style:font-size-complex="22pt"/>
    </style:style>
    <style:style style:name="P12" style:family="paragraph">
      <style:paragraph-properties fo:margin-left="1.016cm" fo:margin-right="0cm" text:enable-numbering="false" fo:text-indent="-0.508cm"/>
      <style:text-properties fo:font-family="'Courier 10 Pitch'" style:font-pitch="fixed" fo:font-size="22pt" style:font-size-asian="22pt" style:font-size-complex="22pt"/>
    </style:style>
    <style:style style:name="P13" style:family="paragraph">
      <style:paragraph-properties fo:margin-left="0cm" fo:margin-right="0cm" fo:text-align="start" text:enable-numbering="false" fo:text-indent="0cm"/>
      <style:text-properties fo:font-family="'Courier 10 Pitch'" style:font-pitch="fixed" fo:font-size="24pt" style:font-size-asian="24pt" style:font-size-complex="24pt"/>
    </style:style>
    <style:style style:name="P14" style:family="paragraph">
      <style:paragraph-properties fo:margin-left="0cm" fo:margin-right="0cm" fo:text-align="start" text:enable-numbering="false" fo:text-indent="0cm"/>
      <style:text-properties fo:font-size="20pt" style:font-size-asian="20pt" style:font-size-complex="20pt"/>
    </style:style>
    <style:style style:name="P15" style:family="paragraph">
      <style:paragraph-properties fo:margin-left="0cm" fo:margin-right="0cm" fo:text-align="start" text:enable-numbering="false" fo:text-indent="0cm"/>
      <style:text-properties fo:font-family="'Courier 10 Pitch'" style:font-pitch="fixed" fo:font-size="20pt" style:font-size-asian="20pt" style:font-size-complex="20pt"/>
    </style:style>
    <style:style style:name="P16" style:family="paragraph">
      <style:paragraph-properties fo:margin-left="0cm" fo:margin-right="0cm" fo:text-align="start" text:enable-numbering="false" fo:text-indent="0cm"/>
      <style:text-properties fo:font-family="'Courier 10 Pitch'" style:font-pitch="fixed" fo:font-size="22pt" style:font-size-asian="22pt" style:font-size-complex="22pt"/>
    </style:style>
    <style:style style:name="P17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8" style:family="paragraph">
      <style:paragraph-properties fo:margin-left="0cm" fo:margin-right="0cm" fo:text-align="start" text:enable-numbering="false" fo:text-indent="0cm"/>
      <style:text-properties fo:font-size="28pt" style:font-size-asian="28pt" style:font-size-complex="28pt"/>
    </style:style>
    <style:style style:name="P19" style:family="paragraph">
      <style:paragraph-properties fo:margin-left="0cm" fo:margin-right="0cm" fo:text-align="start" text:enable-numbering="false" fo:text-indent="0cm"/>
      <style:text-properties fo:font-family="'Courier 10 Pitch'" style:font-pitch="fixed" fo:font-size="28pt" style:font-size-asian="28pt" style:font-size-complex="28pt"/>
    </style:style>
    <style:style style:name="P20" style:family="paragraph">
      <style:paragraph-properties fo:margin-left="0cm" fo:margin-right="0cm" fo:text-align="start" text:enable-numbering="false" fo:text-indent="0cm"/>
      <style:text-properties fo:font-family="'Courier 10 Pitch'" style:font-pitch="fixed" fo:font-size="22pt" style:font-size-asian="22pt" style:font-size-complex="22pt"/>
    </style:style>
    <style:style style:name="T1" style:family="text">
      <style:text-properties style:text-position="0% 100%" fo:font-size="24pt" style:font-size-asian="24pt" style:font-size-complex="24pt"/>
    </style:style>
    <style:style style:name="T2" style:family="text">
      <style:text-properties fo:font-family="'Courier 10 Pitch'" style:font-pitch="fixed" fo:font-size="22pt" style:font-size-asian="22pt" style:font-size-complex="22pt"/>
    </style:style>
    <style:style style:name="T3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4" style:family="text">
      <style:text-properties fo:font-family="'Courier 10 Pitch'" style:font-pitch="fixed" fo:font-size="22pt" style:font-size-asian="22pt" style:font-size-complex="22pt"/>
    </style:style>
    <style:style style:name="T5" style:family="text">
      <style:text-properties fo:font-family="'Courier 10 Pitch'" style:font-pitch="fixed" fo:font-size="18pt" style:font-size-asian="18pt" style:font-size-complex="18pt"/>
    </style:style>
    <style:style style:name="T6" style:family="text">
      <style:text-properties fo:font-family="'Courier 10 Pitch'" style:font-pitch="fixed" fo:font-size="20pt" style:font-size-asian="20pt" style:font-size-complex="20pt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font-family="'Courier 10 Pitch'" style:font-pitch="fixed" fo:font-size="24pt" style:font-size-asian="24pt" style:font-size-complex="24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family="'Courier 10 Pitch'" style:font-pitch="fixed" fo:font-size="24pt" style:font-size-asian="24pt" style:font-size-complex="24pt"/>
    </style:style>
    <style:style style:name="T11" style:family="text">
      <style:text-properties fo:font-family="Verdana" style:font-family-generic="swiss" style:font-pitch="variable" fo:font-size="20pt" style:font-size-asian="20pt" style:font-size-complex="20pt"/>
    </style:style>
    <style:style style:name="T12" style:family="text">
      <style:text-properties fo:font-family="'Courier 10 Pitch'" style:font-pitch="fixed" fo:font-size="20pt" style:font-size-asian="20pt" style:font-size-complex="20pt"/>
    </style:style>
    <style:style style:name="T13" style:family="text">
      <style:text-properties fo:font-family="Arial" style:font-family-generic="swiss" style:font-pitch="variable" fo:font-size="28pt" style:font-size-asian="28pt" style:font-size-complex="28pt"/>
    </style:style>
    <style:style style:name="T14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text-position="sub 58%" fo:font-family="Arial" style:font-family-generic="swiss" style:font-pitch="variable" fo:font-size="28pt" style:font-size-asian="28pt" style:font-size-complex="28pt"/>
    </style:style>
    <style:style style:name="T16" style:family="text">
      <style:text-properties fo:font-family="'Courier 10 Pitch'" style:font-pitch="fixed" fo:font-size="28pt" fo:font-style="normal" style:font-size-asian="28pt" style:font-style-asian="normal" style:font-size-complex="28pt" style:font-style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family="Verdana" style:font-family-generic="swiss" style:font-pitch="variable" fo:font-size="22pt" style:font-size-asian="22pt" style:font-size-complex="22pt"/>
    </style:style>
    <text:list-style style:name="L1">
      <text:list-level-style-bullet text:level="1" text:bullet-char="•">
        <style:text-properties fo:font-family="Verdana" style:font-family-generic="swiss" style:font-pitch="variable" fo:color="#66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CEDA7C5B.png" xlink:type="simple" xlink:show="embed" xlink:actuate="onLoad">
        <style:list-level-properties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image text:level="1" xlink:href="Pictures/100002000000000F0000000FCEDA7C5B.png" xlink:type="simple" xlink:show="embed" xlink:actuate="onLoad">
        <style:list-level-properties text:space-before="0.508cm" text:min-label-width="0.508cm" style:vertical-pos="middle" style:vertical-rel="line" fo:width="0.356cm" fo:height="0.356cm"/>
      </text:list-level-style-image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40458c" fo:font-size="4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6f89f7" fo:font-size="4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40458c" fo:font-size="4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40458c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s in Clojure</text:p>
          </draw:text-box>
        </draw:frame>
        <draw:frame presentation:style-name="pr2" draw:text-style-name="P3" draw:layer="layout" svg:width="23.8cm" svg:height="12.602cm" svg:x="2.664cm" svg:y="5.396cm" presentation:class="outline">
          <draw:text-box>
            <text:list text:style-name="L2">
              <text:list-item>
                <text:p text:style-name="P2"><text:span text:style-name="T1">Clojure has a clojure.contrib.monads library, written by Konrad Hinsen.</text:span></text:p>
              </text:list-item>
            </text:list>
            <text:list text:style-name="L2">
              <text:list-item>
                <text:p text:style-name="P2"><text:span text:style-name="T1">It is patterned off of Haskell's monad library, but uses macros and structures instead of Haskell's type classes. <text:s/>In some ways this is nicer than Haskell's monad support!</text:span></text:p>
              </text:list-item>
            </text:list>
            <text:list text:style-name="L2">
              <text:list-item>
                <text:p text:style-name="P2"><text:span text:style-name="T1">This library is growing and undergoes frequent revisions, so it is worth updating it frequently to get the latest goodies!</text:span>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cm" svg:y="2.092cm" draw:page-number="1" presentation:class="page"/>
          <draw:frame presentation:style-name="pr3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2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Clojure Monad Structure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; create an anonymous monad structure</text:span><text:span text:style-name="T2"><text:line-break/></text:span><text:span text:style-name="T2">(defmacro monad</text:span><text:span text:style-name="T2"><text:line-break/></text:span><text:span text:style-name="T2"> <text:s text:c="2"/>[operations]</text:span><text:span text:style-name="T2"><text:line-break/></text:span><text:span text:style-name="T2"> <text:s text:c="2"/>`(let [~'m-bind <text:s text:c="2"/>::undefined</text:span><text:span text:style-name="T2"><text:line-break/></text:span><text:span text:style-name="T2"> <text:s text:c="9"/>~'m-result ::undefined</text:span><text:span text:style-name="T2"><text:line-break/></text:span><text:span text:style-name="T2"> <text:s text:c="9"/>~'m-zero <text:s text:c="2"/>::undefined</text:span><text:span text:style-name="T2"><text:line-break/></text:span><text:span text:style-name="T2"> <text:s text:c="9"/>~'m-plus <text:s text:c="2"/>::undefined</text:span><text:span text:style-name="T2"><text:line-break/></text:span><text:span text:style-name="T2"> <text:s text:c="9"/></text:span><text:span text:style-name="T2"><text:a xlink:href="mailto:~@operations">~@operations</text:a></text:span><text:span text:style-name="T2">]</text:span><text:span text:style-name="T2"><text:line-break/></text:span><text:span text:style-name="T2"> <text:s text:c="5"/>{:m-result ~'m-result</text:span><text:span text:style-name="T2"><text:line-break/></text:span><text:span text:style-name="T2"> <text:s text:c="6"/>:m-bind ~'m-bind</text:span><text:span text:style-name="T2"><text:line-break/></text:span><text:span text:style-name="T2"> <text:s text:c="6"/>; these are optional </text:span><text:span text:style-name="T2"><text:line-break/></text:span><text:span text:style-name="T2"> <text:s text:c="6"/>:m-zero ~'m-zero</text:span><text:span text:style-name="T2"><text:line-break/></text:span><text:span text:style-name="T2"> <text:s text:c="6"/>:m-plus ~'m-plus}))</text:span></text:p>
              </text:list-item>
            </text:list>
          </draw:text-box>
        </draw:frame>
        <draw:frame draw:style-name="gr2" draw:text-style-name="P8" draw:layer="layout" svg:width="16.166cm" svg:height="7.239cm" svg:x="2.884cm" svg:y="8.255cm">
          <draw:text-box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168cm" svg:height="10.478cm" svg:x="3.7cm" svg:y="2.092cm" draw:page-number="2" presentation:class="page"/>
          <draw:frame presentation:style-name="pr5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3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Named Monads</text:p>
          </draw:text-box>
        </draw:frame>
        <draw:frame presentation:style-name="pr6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; create a named macro definition</text:span><text:span text:style-name="T4"><text:line-break/></text:span><text:span text:style-name="T4">(defmacro defmonad</text:span><text:span text:style-name="T4"><text:line-break/></text:span><text:span text:style-name="T4"> <text:s text:c="2"/>([name doc-string operations]</text:span><text:span text:style-name="T4"><text:line-break/></text:span><text:span text:style-name="T4"> <text:s text:c="3"/>(let [doc-name (with-meta name {:doc doc-string})]</text:span><text:span text:style-name="T4"><text:line-break/></text:span><text:span text:style-name="T4"> <text:s text:c="5"/>`(defmonad ~doc-name ~operations)))</text:span></text:p>
              </text:list-item>
            </text:list>
            <text:list text:style-name="L4">
              <text:list-item>
                <text:p text:style-name="P9"><text:span text:style-name="T4"><text:s text:c="3"/></text:span><text:span text:style-name="T4">([name operations]</text:span><text:span text:style-name="T4"><text:line-break/></text:span><text:span text:style-name="T4"> <text:s text:c="3"/>`(def ~name (monad ~operations))))</text:span></text:p>
              </text:list-item>
            </text:list>
          </draw:text-box>
        </draw:frame>
        <draw:frame draw:style-name="gr3" draw:text-style-name="P8" draw:layer="layout" svg:width="9.815cm" svg:height="2.718cm" svg:x="-3.229cm" svg:y="4.319cm">
          <draw:text-box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168cm" svg:height="10.478cm" svg:x="3.7cm" svg:y="2.092cm" draw:page-number="3" presentation:class="page"/>
          <draw:frame presentation:style-name="pr7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4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ample: Identity Monad</text:p>
          </draw:text-box>
        </draw:frame>
        <draw:frame presentation:style-name="pr8" draw:text-style-name="P12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1"><text:span text:style-name="T4">; Identity monad</text:span><text:span text:style-name="T4"><text:line-break/></text:span><text:span text:style-name="T4">(defmonad identity-m</text:span><text:span text:style-name="T4"><text:line-break/></text:span><text:span text:style-name="T4"> <text:s text:c="2"/>“Monad describing plain computations. This monad</text:span><text:span text:style-name="T4"><text:line-break/></text:span><text:span text:style-name="T4"> <text:s text:c="3"/>does in fact nothing at all. It is useful for</text:span><text:span text:style-name="T4"><text:line-break/></text:span><text:span text:style-name="T4"> <text:s text:c="3"/>testing, for combination with monad transformers,</text:span><text:span text:style-name="T4"><text:line-break/></text:span><text:span text:style-name="T4"> <text:s text:c="3"/>and for code that is parameterized with a monad.”</text:span></text:p>
              </text:list-item>
            </text:list>
            <text:list text:style-name="L4">
              <text:list-item>
                <text:p text:style-name="P11"><text:span text:style-name="T4"><text:s text:c="2"/></text:span><text:span text:style-name="T4">[m-result identity</text:span><text:span text:style-name="T4"><text:line-break/></text:span><text:span text:style-name="T4"> <text:s text:c="2"/>m-bind <text:s text:c="2"/>(fn m-result-id [mv f]</text:span><text:span text:style-name="T4"><text:line-break/></text:span><text:span text:style-name="T4"> <text:s text:c="13"/>(f mv))</text:span><text:span text:style-name="T4"><text:line-break/></text:span><text:span text:style-name="T4"> <text:s/>])</text:span></text:p>
              </text:list-item>
            </text:list>
          </draw:text-box>
        </draw:frame>
        <draw:frame draw:style-name="gr3" draw:text-style-name="P8" draw:layer="layout" svg:width="9.815cm" svg:height="2.718cm" svg:x="-3.229cm" svg:y="4.319cm">
          <draw:text-box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168cm" svg:height="10.478cm" svg:x="3.7cm" svg:y="2.092cm" draw:page-number="4" presentation:class="page"/>
          <draw:frame presentation:style-name="pr9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5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ample: Writer Monad</text:p>
          </draw:text-box>
        </draw:frame>
        <draw:frame presentation:style-name="pr10" draw:text-style-name="P10" draw:layer="layout" svg:width="25.199cm" svg:height="14.433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(defn writer-m</text:span><text:span text:style-name="T4"><text:line-break/></text:span><text:span text:style-name="T4"> <text:s/>“Monad describing computations that accumulate</text:span><text:span text:style-name="T4"><text:line-break/></text:span><text:span text:style-name="T4"> <text:s text:c="2"/>data on the side, e.g. for logging. The monadic</text:span><text:span text:style-name="T4"><text:line-break/></text:span><text:span text:style-name="T4"> <text:s text:c="2"/>values have the structure [value log]. Any of the</text:span><text:span text:style-name="T4"><text:line-break/></text:span><text:span text:style-name="T4"> <text:s text:c="2"/>accumulators from clojure.contrib.accumulators can</text:span><text:span text:style-name="T4"><text:line-break/></text:span><text:span text:style-name="T4"> <text:s text:c="2"/>be used for storing the log data. Its empty value</text:span><text:span text:style-name="T4"><text:line-break/></text:span><text:span text:style-name="T4"> <text:s text:c="2"/>is passed as a parameter.”</text:span><text:span text:style-name="T4"><text:line-break/></text:span><text:span text:style-name="T4"> <text:s/>[empty-accumulator]</text:span><text:span text:style-name="T4"><text:line-break/></text:span><text:span text:style-name="T4"> <text:s/>(monad</text:span><text:span text:style-name="T4"><text:line-break/></text:span><text:span text:style-name="T4"> <text:s text:c="4"/>[m-result <text:s/>(fn m-result-writer [v]</text:span><text:span text:style-name="T4"><text:line-break/></text:span><text:span text:style-name="T4"> <text:s text:c="17"/>[v empty-accumulator])</text:span><text:span text:style-name="T4"><text:line-break/></text:span><text:span text:style-name="T4"> <text:s text:c="5"/>m-bind <text:s text:c="3"/>(fn m-bind-writer [mv f]</text:span><text:span text:style-name="T4"><text:line-break/></text:span><text:span text:style-name="T4"> <text:s text:c="17"/>(let [[v1 a1] mv</text:span><text:span text:style-name="T4"><text:line-break/></text:span><text:span text:style-name="T4"> <text:s text:c="23"/>[v2 a2] (f v1)]</text:span><text:span text:style-name="T4"><text:line-break/></text:span><text:span text:style-name="T4"> <text:s text:c="19"/>[v2 (combine a1 a2)]))</text:span><text:span text:style-name="T4"><text:line-break/></text:span><text:span text:style-name="T4"> <text:s text:c="4"/>]))</text:span></text:p>
              </text:list-item>
            </text:list>
          </draw:text-box>
        </draw:frame>
        <draw:frame draw:style-name="gr3" draw:text-style-name="P8" draw:layer="layout" svg:width="9.815cm" svg:height="2.718cm" svg:x="-3.229cm" svg:y="4.319cm">
          <draw:text-box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168cm" svg:height="10.478cm" svg:x="3.7cm" svg:y="2.092cm" draw:page-number="5" presentation:class="page"/>
          <draw:frame presentation:style-name="pr11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6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ic Expressions</text:p>
          </draw:text-box>
        </draw:frame>
        <draw:frame presentation:style-name="pr12" draw:text-style-name="P10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9"><text:span text:style-name="T4">(defmacro with-monad</text:span><text:span text:style-name="T4"><text:line-break/></text:span><text:span text:style-name="T4"> <text:s text:c="3"/>“Evaluates an expression after replacing the</text:span><text:span text:style-name="T4"><text:line-break/></text:span><text:span text:style-name="T4"> <text:s text:c="4"/>keywords defining the monad operations by the</text:span><text:span text:style-name="T4"><text:line-break/></text:span><text:span text:style-name="T4"> <text:s text:c="4"/>functions associated with these keywords in the</text:span><text:span text:style-name="T4"><text:line-break/></text:span><text:span text:style-name="T4"> <text:s text:c="4"/>monad definition given by name.”</text:span><text:span text:style-name="T4"><text:line-break/></text:span><text:span text:style-name="T4"> <text:s text:c="2"/>[name &amp; exprs]</text:span><text:span text:style-name="T4"><text:line-break/></text:span><text:span text:style-name="T4"> <text:s text:c="2"/>`(let [~'m-bind <text:s text:c="2"/>(:m-bind ~name)</text:span><text:span text:style-name="T4"><text:line-break/></text:span><text:span text:style-name="T4"> <text:s text:c="9"/>~'m-result (:m-result ~name)</text:span><text:span text:style-name="T4"><text:line-break/></text:span><text:span text:style-name="T4"> <text:s text:c="9"/>~'m-zero <text:s text:c="2"/>(:m-zero ~name)</text:span><text:span text:style-name="T4"><text:line-break/></text:span><text:span text:style-name="T4"> <text:s text:c="9"/>~'m-plus <text:s text:c="2"/>(:m-plus ~name)]</text:span><text:span text:style-name="T4"><text:line-break/></text:span><text:span text:style-name="T4"> <text:s text:c="5"/>(do ~@exprs)))</text:span></text:p>
              </text:list-item>
            </text:list>
          </draw:text-box>
        </draw:frame>
        <draw:frame draw:style-name="gr3" draw:text-style-name="P8" draw:layer="layout" svg:width="9.815cm" svg:height="2.718cm" svg:x="-3.229cm" svg:y="4.319cm">
          <draw:text-box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168cm" svg:height="10.478cm" svg:x="3.7cm" svg:y="2.092cm" draw:page-number="6" presentation:class="page"/>
          <draw:frame presentation:style-name="pr13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7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onadic Functions</text:p>
          </draw:text-box>
        </draw:frame>
        <draw:frame presentation:style-name="pr14" draw:text-style-name="P13" draw:layer="layout" svg:width="25.905cm" svg:height="15.24cm" svg:x="1.4cm" svg:y="4.445cm" presentation:class="outline" presentation:user-transformed="true">
          <draw:text-box>
            <text:list text:style-name="L4">
              <text:list-item>
                <text:p text:style-name="P9"><text:span text:style-name="T5">(defmacro defmonadfn</text:span><text:span text:style-name="T5"><text:line-break/></text:span><text:span text:style-name="T5"> <text:s/>“Like defn, but for functions that use monad</text:span><text:span text:style-name="T5"><text:line-break/></text:span><text:span text:style-name="T5"> <text:s text:c="2"/>operations and are used inside a with-monad block.”</text:span><text:span text:style-name="T5"><text:line-break/></text:span><text:span text:style-name="T5"> <text:s/>([name doc-string args expr]</text:span><text:span text:style-name="T5"><text:line-break/></text:span><text:span text:style-name="T5"> <text:s text:c="3"/>(let [doc-name (with-meta name {:doc doc-string})]</text:span><text:span text:style-name="T5"><text:line-break/></text:span><text:span text:style-name="T5"> <text:s text:c="5"/>`(defmonadfn ~doc-name ~args ~expr)))</text:span></text:p>
              </text:list-item>
            </text:list>
            <text:list text:style-name="L4">
              <text:list-item>
                <text:p text:style-name="P9"><text:span text:style-name="T5"><text:s text:c="2"/></text:span><text:span text:style-name="T5">([name args expr]</text:span><text:span text:style-name="T5"><text:line-break/></text:span><text:span text:style-name="T5"> <text:s text:c="2"/>(let [fn-name (symbol (str *ns*) (format "m+%s+m" (str name)))]</text:span><text:span text:style-name="T5"><text:line-break/></text:span><text:span text:style-name="T5"> <text:s text:c="2"/>`(do</text:span><text:span text:style-name="T5"><text:line-break/></text:span><text:span text:style-name="T5"> <text:s text:c="5"/>(defmacro ~name ~args</text:span><text:span text:style-name="T5"><text:line-break/></text:span><text:span text:style-name="T5"> <text:s text:c="7"/>(list (quote ~fn-name)</text:span><text:span text:style-name="T5"><text:line-break/></text:span><text:span text:style-name="T5"> <text:s text:c="13"/>'~'m-bind '~'m-result '~'m-zero '~'m-plus</text:span><text:span text:style-name="T5"><text:line-break/></text:span><text:span text:style-name="T5"> <text:s text:c="13"/></text:span><text:span text:style-name="T5"><text:a xlink:href="mailto:~@args">~@args</text:a></text:span><text:span text:style-name="T5">))</text:span><text:span text:style-name="T5"><text:line-break/></text:span><text:span text:style-name="T5"> <text:s text:c="5"/>(defn ~fn-name [~'m-bind ~'m-result ~'m-zero ~'m-plus </text:span><text:span text:style-name="T5"><text:a xlink:href="mailto:~@args">~@args</text:a></text:span><text:span text:style-name="T5">]</text:span><text:span text:style-name="T5"><text:line-break/></text:span><text:span text:style-name="T5"> <text:s text:c="7"/>~expr)))))</text:span></text:p>
              </text:list-item>
            </text:list>
          </draw:text-box>
        </draw:frame>
        <draw:frame draw:style-name="gr3" draw:text-style-name="P8" draw:layer="layout" svg:width="9.815cm" svg:height="2.718cm" svg:x="-3.229cm" svg:y="4.319cm">
          <draw:text-box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168cm" svg:height="10.478cm" svg:x="3.7cm" svg:y="2.092cm" draw:page-number="7" presentation:class="page"/>
          <draw:frame presentation:style-name="pr15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8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ample: Abstraction</text:p>
          </draw:text-box>
        </draw:frame>
        <draw:frame presentation:style-name="pr16" draw:text-style-name="P15" draw:layer="layout" svg:width="25.905cm" svg:height="15.24cm" svg:x="1.4cm" svg:y="4.445cm" presentation:class="outline" presentation:user-transformed="true">
          <draw:text-box>
            <text:list text:style-name="L4">
              <text:list-item>
                <text:p text:style-name="P14"><text:span text:style-name="T6">(defn divides? [n d] (zero? (rem n d)))</text:span></text:p>
              </text:list-item>
            </text:list>
            <text:list text:style-name="L4">
              <text:list-item>
                <text:p text:style-name="P14"><text:span text:style-name="T6">(defn divisors [n]</text:span><text:span text:style-name="T6"><text:line-break/></text:span><text:span text:style-name="T6"> <text:s/>(let [ ds <text:s/>(filter (partial divides?)</text:span><text:span text:style-name="T6"><text:line-break/></text:span><text:span text:style-name="T6"> <text:s text:c="20"/>(range 2 (inc (int (Math/sqrt n)))))</text:span><text:span text:style-name="T6"><text:line-break/></text:span><text:span text:style-name="T6"><text:tab/></text:span><text:span text:style-name="T6"> <text:s text:c="4"/>ds2 (map (partial / n) ds)</text:span><text:span text:style-name="T6"><text:line-break/></text:span><text:span text:style-name="T6"> <text:s text:c="6"/>]</text:span><text:span text:style-name="T6"><text:line-break/></text:span><text:span text:style-name="T6"> <text:s text:c="3"/>(concat ds (reverse ds2))))</text:span></text:p>
              </text:list-item>
            </text:list>
            <text:list text:style-name="L4">
              <text:list-item>
                <text:p text:style-name="P14"><text:span text:style-name="T6"/></text:p>
              </text:list-item>
            </text:list>
            <text:list text:style-name="L4">
              <text:list-item>
                <text:p text:style-name="P14"><text:span text:style-name="T6">(defmonadfn get-divisors [n]</text:span><text:span text:style-name="T6"><text:line-break/></text:span><text:span text:style-name="T6"> <text:s/>(reduce m-plus m-zero (map m-result (divisors n))))</text:span></text:p>
              </text:list-item>
            </text:list>
          </draw:text-box>
        </draw:frame>
        <draw:frame draw:style-name="gr3" draw:text-style-name="P8" draw:layer="layout" svg:width="9.815cm" svg:height="2.718cm" svg:x="-3.229cm" svg:y="4.319cm">
          <draw:text-box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168cm" svg:height="10.478cm" svg:x="3.7cm" svg:y="2.092cm" draw:page-number="8" presentation:class="page"/>
          <draw:frame presentation:style-name="pr17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9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ample: Abstraction (cont'd)</text:p>
          </draw:text-box>
        </draw:frame>
        <draw:frame presentation:style-name="pr18" draw:text-style-name="P16" draw:layer="layout" svg:width="25.905cm" svg:height="15.24cm" svg:x="1.4cm" svg:y="4.445cm" presentation:class="outline" presentation:user-transformed="true">
          <draw:text-box>
            <text:list text:style-name="L4">
              <text:list-item>
                <text:p text:style-name="P16"><text:span text:style-name="T2">user=&gt; (with-monad maybe-m (get-divisors 23))</text:span><text:span text:style-name="T2"><text:line-break/></text:span><text:span text:style-name="T2">nil</text:span></text:p>
              </text:list-item>
            </text:list>
            <text:list text:style-name="L4">
              <text:list-item>
                <text:p text:style-name="P16"><text:span text:style-name="T2">user=&gt; (with-monad maybe-m (get-divisors 24))</text:span><text:span text:style-name="T2"><text:line-break/></text:span><text:span text:style-name="T2">2</text:span></text:p>
              </text:list-item>
            </text:list>
            <text:list text:style-name="L5">
              <text:list-item>
                <text:p text:style-name="P16"><text:span text:style-name="T2">user=&gt; (with-monad sequence-m (get-divisors 24))</text:span><text:span text:style-name="T2"><text:line-break/></text:span><text:span text:style-name="T2">(2 3 4 6 8 12)</text:span></text:p>
              </text:list-item>
            </text:list>
            <text:list text:style-name="L5">
              <text:list-item>
                <text:p text:style-name="P16"><text:span text:style-name="T2">user=&gt; (with-monad sequence-m (get-divisors 25))</text:span><text:span text:style-name="T2"><text:line-break/></text:span><text:span text:style-name="T2">(5 5)</text:span></text:p>
              </text:list-item>
            </text:list>
            <text:list text:style-name="L5">
              <text:list-item>
                <text:p text:style-name="P16"><text:span text:style-name="T2">user=&gt; (with-monad set-m (get-divisors 25))</text:span><text:span text:style-name="T2"><text:line-break/></text:span><text:span text:style-name="T2">#{5}</text:span></text:p>
              </text:list-item>
            </text:list>
          </draw:text-box>
        </draw:frame>
        <draw:frame draw:style-name="gr3" draw:text-style-name="P8" draw:layer="layout" svg:width="9.815cm" svg:height="2.718cm" svg:x="-3.229cm" svg:y="4.319cm">
          <draw:text-box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168cm" svg:height="10.478cm" svg:x="3.7cm" svg:y="2.092cm" draw:page-number="9" presentation:class="page"/>
          <draw:frame presentation:style-name="pr19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0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domonad</text:p>
          </draw:text-box>
        </draw:frame>
        <draw:frame presentation:style-name="pr20" draw:text-style-name="P13" draw:layer="layout" svg:width="25.199cm" svg:height="15.875cm" svg:x="1.4cm" svg:y="4.445cm" presentation:class="outline" presentation:user-transformed="true">
          <draw:text-box>
            <text:list text:style-name="L4">
              <text:list-item>
                <text:p text:style-name="P9"><text:span text:style-name="T7">(fn [m rec e]</text:span><text:span text:style-name="T7"><text:line-break/></text:span><text:span text:style-name="T7"> <text:s/>(domonad m</text:span><text:span text:style-name="T7"><text:line-break/></text:span><text:span text:style-name="T7"> <text:s text:c="10"/>[args (m-result (rest e))</text:span><text:span text:style-name="T7"><text:line-break/></text:span><text:span text:style-name="T7"> <text:s text:c="11"/>x <text:s text:c="3"/>(rec (first args))</text:span><text:span text:style-name="T7"><text:line-break/></text:span><text:span text:style-name="T7"> <text:s text:c="11"/>y <text:s text:c="3"/>(rec (second args))]</text:span><text:span text:style-name="T7"><text:line-break/></text:span><text:span text:style-name="T7"> <text:s text:c="10"/>(+ x y)))</text:span></text:p>
              </text:list-item>
            </text:list>
            <text:list text:style-name="L4">
              <text:list-item>
                <text:p text:style-name="P9"><text:span text:style-name="T7"/></text:p>
              </text:list-item>
            </text:list>
            <text:list text:style-name="L4">
              <text:list-item>
                <text:p text:style-name="P9"><text:span text:style-name="T7"/></text:p>
              </text:list-item>
            </text:list>
            <text:list text:style-name="L4">
              <text:list-item>
                <text:p text:style-name="P9"><text:span text:style-name="T7">; -- Equivalent Haskell code</text:span><text:span text:style-name="T7"><text:line-break/></text:span><text:span text:style-name="T7">; \m rec e -&gt; do let args = tail e</text:span><text:span text:style-name="T7"><text:line-break/></text:span><text:span text:style-name="T7">; <text:s text:c="15"/>x ← rec (args!!0)</text:span><text:span text:style-name="T7"><text:line-break/></text:span><text:span text:style-name="T8">; <text:s text:c="15"/>y ← rec (args!!1)</text:span><text:span text:style-name="T8"><text:line-break/></text:span><text:span text:style-name="T8">; <text:s text:c="15"/>return (x + y)</text:span></text:p>
              </text:list-item>
            </text:list>
          </draw:text-box>
        </draw:frame>
        <draw:frame draw:style-name="gr3" draw:text-style-name="P8" draw:layer="layout" svg:width="9.815cm" svg:height="2.718cm" svg:x="-3.229cm" svg:y="4.319cm">
          <draw:text-box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168cm" svg:height="10.478cm" svg:x="3.7cm" svg:y="2.092cm" draw:page-number="10" presentation:class="page"/>
          <draw:frame presentation:style-name="pr21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1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 presentation:user-transformed="true">
          <draw:text-box>
            <text:p text:style-name="P1">m-lift</text:p>
          </draw:text-box>
        </draw:frame>
        <draw:frame presentation:style-name="pr22" draw:text-style-name="P13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 text:style-name="P17"><text:span text:style-name="T9">Clojure has a lift macro that supports any number of arguments – nice!</text:span></text:p>
              </text:list-item>
            </text:list>
            <text:list text:style-name="L2">
              <text:list-item>
                <text:p text:style-name="P17"><text:span text:style-name="T10">(m-lift 2 fn) </text:span><text:span text:style-name="T9">is equivalent to</text:span></text:p>
              </text:list-item>
            </text:list>
            <text:list text:style-name="L2">
              <text:list-item>
                <text:p text:style-name="P17"><text:span text:style-name="T10">(fn [arg1 arg2] (domonad [x arg1</text:span><text:span text:style-name="T10"><text:line-break/></text:span><text:span text:style-name="T10"> <text:s text:c="25"/>y arg2]</text:span><text:span text:style-name="T10"><text:line-break/></text:span><text:span text:style-name="T10"> <text:s text:c="24"/>(fn x y)))</text:span></text:p>
              </text:list-item>
            </text:list>
            <text:list text:style-name="L2">
              <text:list-item>
                <text:p text:style-name="P17"><text:span text:style-name="T9">and </text:span><text:span text:style-name="T10">(m-lift 3 fn) </text:span><text:span text:style-name="T9">is equivalent to</text:span></text:p>
              </text:list-item>
            </text:list>
            <text:list text:style-name="L2">
              <text:list-item>
                <text:p text:style-name="P17"><text:span text:style-name="T10">(fn [arg1 arg2 arg3] (domonad [x arg1</text:span><text:span text:style-name="T10"><text:line-break/></text:span><text:span text:style-name="T8"> <text:s text:c="30"/>y arg2</text:span><text:span text:style-name="T8"><text:line-break/></text:span><text:span text:style-name="T8"> <text:s text:c="30"/>z arg3]</text:span><text:span text:style-name="T8"><text:line-break/></text:span><text:span text:style-name="T10"> <text:s text:c="29"/>(fn x y z)))</text:span></text:p>
              </text:list-item>
            </text:list>
            <text:list text:style-name="L2">
              <text:list-item>
                <text:p text:style-name="P17"><text:span text:style-name="T11">*In Haskell, these are separate functions </text:span><text:span text:style-name="T12">liftM</text:span><text:span text:style-name="T11">, </text:span><text:span text:style-name="T12">liftM2</text:span><text:span text:style-name="T11">, </text:span><text:span text:style-name="T12">liftM3</text:span><text:span text:style-name="T11">, etc.</text:span></text:p>
              </text:list-item>
            </text:list>
          </draw:text-box>
        </draw:frame>
        <draw:frame draw:style-name="gr3" draw:text-style-name="P8" draw:layer="layout" svg:width="9.815cm" svg:height="2.718cm" svg:x="-3.229cm" svg:y="4.319cm">
          <draw:text-box>
            <text:p text:style-name="P7"><text:span text:style-name="T3"/></text:p>
            <text:p text:style-name="P7"><text:span text:style-name="T3"/></text:p>
          </draw:text-box>
        </draw:frame>
        <presentation:notes draw:style-name="dp2">
          <draw:page-thumbnail draw:style-name="gr1" draw:layer="layout" svg:width="14.168cm" svg:height="10.478cm" svg:x="3.7cm" svg:y="2.092cm" draw:page-number="11" presentation:class="page"/>
          <draw:frame presentation:style-name="pr23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2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Exercise: Implement mapm</text:p>
          </draw:text-box>
        </draw:frame>
        <draw:frame presentation:style-name="pr24" draw:text-style-name="P19" draw:layer="layout" svg:width="25.199cm" svg:height="14.605cm" svg:x="1.4cm" svg:y="5.715cm" presentation:class="outline" presentation:user-transformed="true">
          <draw:text-box>
            <text:list text:style-name="L4">
              <text:list-item>
                <text:p text:style-name="P18"><text:span text:style-name="T13">The mapm function is used to map a monadic function over a list of values. <text:s/>It returns its list of results in the monad. <text:s/>It's type would be:</text:span><text:span text:style-name="T13"><text:line-break/></text:span><text:span text:style-name="T13"> <text:s text:c="3"/>(</text:span><text:span text:style-name="T14">a</text:span><text:span text:style-name="T13"> -&gt; </text:span><text:span text:style-name="T14">b</text:span><text:span text:style-name="T15">effect</text:span><text:span text:style-name="T13">) -&gt; </text:span><text:span text:style-name="T14">list-of-a</text:span><text:span text:style-name="T13"> -&gt; (</text:span><text:span text:style-name="T14">list-of-b)</text:span><text:span text:style-name="T15">effect</text:span></text:p>
              </text:list-item>
            </text:list>
            <text:list text:style-name="L4">
              <text:list-item>
                <text:p text:style-name="P18"><text:span text:style-name="T13"/></text:p>
              </text:list-item>
            </text:list>
            <text:list text:style-name="L4">
              <text:list-item>
                <text:p text:style-name="P18"><text:span text:style-name="T13">Hint: Clojure's </text:span><text:span text:style-name="T16">reduce</text:span><text:span text:style-name="T13"> function is a left fold.</text:span></text:p>
              </text:list-item>
            </text:list>
          </draw:text-box>
        </draw:frame>
        <presentation:notes draw:style-name="dp2">
          <draw:page-thumbnail draw:style-name="gr1" draw:layer="layout" svg:width="14.168cm" svg:height="10.478cm" svg:x="3.7cm" svg:y="2.092cm" draw:page-number="12" presentation:class="page"/>
          <draw:frame presentation:style-name="pr25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3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maybe-t <text:s/><text:span text:style-name="T17">(simplified)</text:span></text:p>
          </draw:text-box>
        </draw:frame>
        <draw:frame presentation:style-name="pr26" draw:text-style-name="P20" draw:layer="layout" svg:width="25.27cm" svg:height="16.51cm" svg:x="1.4cm" svg:y="3.81cm" presentation:class="outline" presentation:user-transformed="true">
          <draw:text-box>
            <text:list text:style-name="L4">
              <text:list-item>
                <text:p text:style-name="P11"><text:span text:style-name="T6">(defn maybe-t</text:span><text:span text:style-name="T6"><text:line-break/></text:span><text:span text:style-name="T6"> <text:s/>“Monad transformer that transforms a monad m</text:span><text:span text:style-name="T6"><text:line-break/></text:span><text:span text:style-name="T6"> <text:s text:c="2"/>into a monad in which the base values can be</text:span><text:span text:style-name="T6"><text:line-break/></text:span><text:span text:style-name="T6"> <text:s text:c="2"/>invalid (represented by nil).”</text:span><text:span text:style-name="T6"><text:line-break/></text:span><text:span text:style-name="T6"> <text:s/>[m]</text:span><text:span text:style-name="T6"><text:line-break/></text:span><text:span text:style-name="T6"> <text:s/>(monad [m-result (with-monad m m-result)</text:span><text:span text:style-name="T6"><text:line-break/></text:span><text:span text:style-name="T6"> <text:s text:c="9"/>m-bind <text:s text:c="2"/>(with-monad m</text:span><text:span text:style-name="T6"><text:line-break/></text:span><text:span text:style-name="T6"> <text:s text:c="20"/>(fn m-bind-maybe-t [mv f]</text:span><text:span text:style-name="T6"><text:line-break/></text:span><text:span text:style-name="T6"> <text:s text:c="22"/>(m-bind mv</text:span><text:span text:style-name="T6"><text:line-break/></text:span><text:span text:style-name="T6"> <text:s text:c="30"/>(fn [x]</text:span><text:span text:style-name="T6"><text:line-break/></text:span><text:span text:style-name="T6"> <text:s text:c="34"/>(if (identical? x nil)</text:span><text:span text:style-name="T6"><text:line-break/></text:span><text:span text:style-name="T6"> <text:s text:c="36"/>(m-result nil)</text:span><text:span text:style-name="T6"><text:line-break/></text:span><text:span text:style-name="T6"> <text:s text:c="36"/>(f x))))))</text:span><text:span text:style-name="T6"><text:line-break/></text:span><text:span text:style-name="T6"> <text:s text:c="8"/>]))</text:span></text:p>
              </text:list-item>
            </text:list>
            <text:list text:style-name="L4">
              <text:list-item>
                <text:p text:style-name="P11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168cm" svg:height="10.478cm" svg:x="3.7cm" svg:y="2.092cm" draw:page-number="13" presentation:class="page"/>
          <draw:frame presentation:style-name="pr27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4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state-t <text:s/><text:span text:style-name="T17">(simplified)</text:span></text:p>
          </draw:text-box>
        </draw:frame>
        <draw:frame presentation:style-name="pr28" draw:text-style-name="P20" draw:layer="layout" svg:width="25.199cm" svg:height="16.51cm" svg:x="1.4cm" svg:y="3.81cm" presentation:class="outline" presentation:user-transformed="true">
          <draw:text-box>
            <text:list text:style-name="L4">
              <text:list-item>
                <text:p text:style-name="P11"><text:span text:style-name="T4">(defn state-t</text:span><text:span text:style-name="T4"><text:line-break/></text:span><text:span text:style-name="T4"> <text:s/>“Monad transformer that transforms a monad m into a</text:span><text:span text:style-name="T4"><text:line-break/></text:span><text:span text:style-name="T4"> <text:s text:c="2"/>monad of stateful computations that have the base</text:span><text:span text:style-name="T4"><text:line-break/></text:span><text:span text:style-name="T4"> <text:s text:c="2"/>monad type as their result.”</text:span><text:span text:style-name="T4"><text:line-break/></text:span><text:span text:style-name="T4"> <text:s/>[m]</text:span><text:span text:style-name="T4"><text:line-break/></text:span><text:span text:style-name="T4"> <text:s/>(monad [m-result (with-monad m</text:span><text:span text:style-name="T4"><text:line-break/></text:span><text:span text:style-name="T4"> <text:s text:c="20"/>(fn m-result-state-t [v]</text:span><text:span text:style-name="T4"><text:line-break/></text:span><text:span text:style-name="T4"> <text:s text:c="22"/>(fn [s]</text:span><text:span text:style-name="T4"><text:line-break/></text:span><text:span text:style-name="T4"> <text:s text:c="24"/>(m-result [v s]))))</text:span><text:span text:style-name="T4"><text:line-break/></text:span><text:span text:style-name="T4"> <text:s text:c="9"/>m-bind <text:s text:c="2"/>(with-monad m</text:span><text:span text:style-name="T4"><text:line-break/></text:span><text:span text:style-name="T4"> <text:s text:c="20"/>(fn m-bind-state-t [stm f]</text:span><text:span text:style-name="T4"><text:line-break/></text:span><text:span text:style-name="T4"> <text:s text:c="22"/>(fn [s]</text:span><text:span text:style-name="T4"><text:line-break/></text:span><text:span text:style-name="T4"> <text:s text:c="24"/>(m-bind (stm s)</text:span><text:span text:style-name="T4"><text:line-break/></text:span><text:span text:style-name="T4"> <text:s text:c="32"/>(fn [[v ss]]</text:span><text:span text:style-name="T4"><text:line-break/></text:span><text:span text:style-name="T4"> <text:s text:c="34"/>((f v) ss))))))</text:span><text:span text:style-name="T4"><text:line-break/></text:span><text:span text:style-name="T4"> <text:s text:c="8"/>])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168cm" svg:height="10.478cm" svg:x="3.7cm" svg:y="2.092cm" draw:page-number="14" presentation:class="page"/>
          <draw:frame presentation:style-name="pr29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draw:page draw:name="page15" draw:style-name="dp1" draw:master-page-name="TutorialOverview" presentation:presentation-page-layout-name="AL1T1">
        <office:forms form:automatic-focus="false" form:apply-design-mode="false"/>
        <draw:frame presentation:style-name="pr1" draw:text-style-name="P1" draw:layer="layout" svg:width="23.09cm" svg:height="3.502cm" svg:x="2.771cm" svg:y="0.931cm" presentation:class="title">
          <draw:text-box>
            <text:p text:style-name="P1">Lifting Operations</text:p>
          </draw:text-box>
        </draw:frame>
        <draw:frame presentation:style-name="pr30" draw:text-style-name="P20" draw:layer="layout" svg:width="25.199cm" svg:height="15.373cm" svg:x="1.4cm" svg:y="3.81cm" presentation:class="outline" presentation:user-transformed="true">
          <draw:text-box>
            <text:list text:style-name="L4">
              <text:list-item>
                <text:p text:style-name="P11"><text:span text:style-name="T18">Lifting is tedious and error-prone. <text:s/>The transformer stack must be managed carefully to avoid becoming unmaintainable.</text:span></text:p>
              </text:list-item>
            </text:list>
            <text:list text:style-name="L4">
              <text:list-item>
                <text:p text:style-name="P11"><text:span text:style-name="T4">; we will use a (state-t (cont-t (env-t error-m)))</text:span><text:span text:style-name="T4"><text:line-break/></text:span><text:span text:style-name="T4">; stack, abbreviated scee</text:span><text:span text:style-name="T4"><text:line-break/></text:span><text:span text:style-name="T4">(def scee (state-t (cont-t (env-t error-m))))</text:span></text:p>
              </text:list-item>
            </text:list>
            <text:list text:style-name="L4">
              <text:list-item>
                <text:p text:style-name="P11"><text:span text:style-name="T4">; helper functions for lifting from different points</text:span><text:span text:style-name="T4"><text:line-break/></text:span><text:span text:style-name="T4">; in the stack</text:span></text:p>
              </text:list-item>
            </text:list>
            <text:list text:style-name="L4">
              <text:list-item>
                <text:p text:style-name="P11"><text:span text:style-name="T4">(def lift-cont (lift-state-t</text:span><text:span text:style-name="T4"><text:line-break/></text:span><text:span text:style-name="T4"> <text:s text:c="16"/>(cont-t (env-t error-m))))</text:span></text:p>
              </text:list-item>
            </text:list>
            <text:list text:style-name="L4">
              <text:list-item>
                <text:p text:style-name="P11"><text:span text:style-name="T4">(def lift-env (comp lift-cont</text:span><text:span text:style-name="T4"><text:line-break/></text:span><text:span text:style-name="T4"> <text:s text:c="19"/>(lift-cont-t (env-t error-m))))</text:span></text:p>
              </text:list-item>
            </text:list>
            <text:list text:style-name="L4">
              <text:list-item>
                <text:p text:style-name="P11"><text:span text:style-name="T4">(def lift-error (comp lift-env lift-env-t)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168cm" svg:height="10.478cm" svg:x="3.7cm" svg:y="2.092cm" draw:page-number="15" presentation:class="page"/>
          <draw:frame presentation:style-name="pr31" draw:text-style-name="P4" draw:layer="layout" svg:width="17.261cm" svg:height="12.571cm" svg:x="2.164cm" svg:y="13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utorialOverview-title" style:family="presentation">
      <style:graphic-properties draw:stroke="none" draw:fill="none" draw:textarea-vertical-align="middle">
        <text:list-style style:name="TutorialOverview-title">
          <text:list-level-style-bullet text:level="1" text:bullet-char="•">
            <style:text-properties fo:font-family="Verdana" style:font-family-generic="swiss" style:font-pitch="variable" fo:color="#6600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family-asian="Arial" style:font-family-generic-asian="system" style:font-pitch-asian="variable" style:font-size-asian="36pt" style:font-style-asian="normal" style:font-weight-asian="normal" style:font-family-complex="Arial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utorialOverview-subtitle" style:family="presentation">
      <style:graphic-properties draw:stroke="none" draw:fill="none" draw:textarea-vertical-align="middle">
        <text:list-style style:name="TutorialOverview-subtitle">
          <text:list-level-style-bullet text:level="1" text:bullet-char="">
            <style:text-properties fo:font-family="Wingdings" style:font-pitch="variable" style:font-charset="x-symbol" fo:color="#6f89f7" fo:font-size="5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4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utorialOverview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utorialOverview-backgroundobjects" style:family="presentation">
      <style:graphic-properties draw:shadow="hidden" draw:shadow-offset-x="0.3cm" draw:shadow-offset-y="0.3cm" draw:shadow-color="#808080">
        <text:list-style style:name="TutorialOverview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utorialOverview-notes" style:family="presentation">
      <style:graphic-properties draw:stroke="none" draw:fill="none">
        <text:list-style style:name="TutorialOverview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utorialOverview-outline1" style:family="presentation">
      <style:graphic-properties draw:stroke="none" draw:fill="none">
        <text:list-style style:name="TutorialOverview-outline1">
          <text:list-level-style-image text:level="1" xlink:href="Pictures/100002000000000F0000000FCEDA7C5B.png" xlink:type="simple" xlink:show="embed" xlink:actuate="onLoad">
            <style:list-level-properties style:vertical-pos="middle" style:vertical-rel="line" fo:width="0.356cm" fo:height="0.356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4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4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40458c" fo:font-size="4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1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utorialOverview-outline2" style:family="presentation" style:parent-style-name="TutorialOverview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utorialOverview-outline3" style:family="presentation" style:parent-style-name="TutorialOverview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utorialOverview-outline4" style:family="presentation" style:parent-style-name="TutorialOverview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5" style:family="presentation" style:parent-style-name="TutorialOverview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6" style:family="presentation" style:parent-style-name="TutorialOverview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7" style:family="presentation" style:parent-style-name="TutorialOverview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8" style:family="presentation" style:parent-style-name="TutorialOverview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utorialOverview-outline9" style:family="presentation" style:parent-style-name="TutorialOverview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solid" svg:stroke-width="0.026cm" svg:stroke-color="#00036a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utorialOverview-backgroundobjects" style:list-style-name="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pr2" style:family="presentation" style:parent-style-name="TutorialOverview-backgroundobjects" style:list-style-name="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pr3" style:family="presentation" style:parent-style-name="TutorialOverview-backgroundobjects">
      <style:graphic-properties draw:stroke="none" draw:fill="none" draw:fill-color="#bbe0e3" draw:textarea-horizontal-align="justify" draw:textarea-vertical-align="top" draw:auto-grow-height="false" draw:auto-grow-width="false" fo:min-height="1.338cm" fo:min-width="0cm" fo:padding-top="0.132cm" fo:padding-bottom="0.132cm" fo:padding-left="0.263cm" fo:padding-right="0.263cm" fo:wrap-option="wrap" draw:shadow="hidden" draw:shadow-color="#808080"/>
    </style:style>
    <style:style style:name="pr4" style:family="presentation" style:parent-style-name="TutorialOverview-backgroundobjects">
      <style:graphic-properties draw:stroke="none" draw:fill="none" draw:fill-color="#bbe0e3" draw:textarea-horizontal-align="justify" draw:textarea-vertical-align="bottom" draw:auto-grow-height="false" draw:auto-grow-width="false" fo:min-height="1.329cm" fo:min-width="0cm" fo:padding-top="0.132cm" fo:padding-bottom="0.132cm" fo:padding-left="0.263cm" fo:padding-right="0.263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 style:writing-mode="lr-tb"/>
    </style:style>
    <style:style style:name="P4" style:family="paragraph">
      <style:paragraph-properties fo:margin-left="0cm" fo:margin-right="0cm" fo:line-height="100%" fo:text-align="end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40458c" fo:font-family="Verdana" style:font-family-generic="swiss" style:font-pitch="variable" fo:font-size="14pt" style:font-size-asian="14pt" style:font-size-complex="14pt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TutorialOverview" style:page-layout-name="PM1" draw:style-name="dp1">
      <draw:frame presentation:style-name="TutorialOverview-title" draw:layer="backgroundobjects" svg:width="23.09cm" svg:height="3.501cm" svg:x="2.771cm" svg:y="0.931cm" presentation:class="title" presentation:placeholder="true">
        <draw:text-box/>
      </draw:frame>
      <draw:frame presentation:style-name="TutorialOverview-outline1" draw:layer="backgroundobjects" svg:width="23.8cm" svg:height="12.601cm" svg:x="2.664cm" svg:y="5.396cm" presentation:class="outline" presentation:placeholder="true">
        <draw:text-box/>
      </draw:frame>
      <draw:frame presentation:style-name="pr1" draw:text-style-name="P3" draw:layer="backgroundobjects" svg:width="5.834cm" svg:height="1.401cm" svg:x="2.1cm" svg:y="19.132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5.834cm" svg:height="1.401cm" svg:x="21.845cm" svg:y="19.278cm" presentation:class="page-number">
        <draw:text-box>
          <text:p text:style-name="P4"><text:span text:style-name="T2"><text:page-number>&lt;number&gt;</text:page-number></text:span></text:p>
        </draw:text-box>
      </draw:frame>
      <draw:line draw:style-name="gr3" draw:text-style-name="P5" draw:layer="backgroundobjects" svg:x1="0.466cm" svg:y1="20.533cm" svg:x2="27.533cm" svg:y2="20.533cm">
        <text:p/>
      </draw:line>
      <draw:line draw:style-name="gr3" draw:text-style-name="P5" draw:layer="backgroundobjects" svg:x1="0.466cm" svg:y1="0.465cm" svg:x2="27.533cm" svg:y2="0.465cm">
        <text:p/>
      </draw:line>
      <draw:line draw:style-name="gr3" draw:text-style-name="P5" draw:layer="backgroundobjects" svg:x1="0.465cm" svg:y1="0.466cm" svg:x2="0.465cm" svg:y2="20.533cm">
        <text:p/>
      </draw:line>
      <draw:line draw:style-name="gr3" draw:text-style-name="P5" draw:layer="backgroundobjects" svg:x1="27.533cm" svg:y1="0.466cm" svg:x2="27.533cm" svg:y2="20.533cm">
        <text:p/>
      </draw:line>
      <presentation:notes style:page-layout-name="PM2">
        <draw:rect draw:style-name="gr4" draw:text-style-name="P6" draw:layer="backgroundobjects" svg:width="21.59cm" svg:height="27.94cm" svg:x="-0.001cm" svg:y="-0.001cm">
          <text:p/>
        </draw:rect>
        <draw:frame presentation:style-name="pr3" draw:text-style-name="P7" draw:layer="backgroundobjects" svg:width="9.352cm" svg:height="1.401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9.352cm" svg:height="1.401cm" svg:x="12.22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utorialOverview-title" draw:layer="backgroundobjects" svg:width="14.168cm" svg:height="10.478cm" svg:x="3.7cm" svg:y="2.092cm" presentation:class="page"/>
        <draw:frame presentation:style-name="TutorialOverview-notes" draw:layer="backgroundobjects" svg:width="17.261cm" svg:height="12.57cm" svg:x="2.164cm" svg:y="13.277cm" presentation:class="notes" presentation:placeholder="true">
          <draw:text-box/>
        </draw:frame>
        <draw:frame presentation:style-name="pr4" draw:text-style-name="P7" draw:layer="backgroundobjects" svg:width="9.352cm" svg:height="1.391cm" svg:x="0cm" svg:y="26.538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9.352cm" svg:height="1.391cm" svg:x="12.228cm" svg:y="26.538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eff Newbern</meta:initial-creator>
    <meta:creation-date>2009-03-20T21:56:40</meta:creation-date>
    <dc:creator>Jeff Newbern</dc:creator>
    <dc:date>2009-03-21T22:55:24</dc:date>
    <meta:editing-cycles>53</meta:editing-cycles>
    <meta:editing-duration>PT21H1M6S</meta:editing-duration>
    <meta:user-defined meta:name="Info 1"/>
    <meta:user-defined meta:name="Info 2"/>
    <meta:user-defined meta:name="Info 3"/>
    <meta:user-defined meta:name="Info 4"/>
    <meta:document-statistic meta:object-count="95"/>
  </office:meta>
</office:document-meta>
</file>